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margin-top="0in" fo:margin-bottom="0.0835in" fo:text-align="start" style:justify-single-word="false"/>
    </style:style>
    <style:style style:name="P4" style:family="paragraph" style:parent-style-name="Text_20_body">
      <style:paragraph-properties fo:margin-left="0.4925in" fo:margin-right="0in" fo:margin-top="0in" fo:margin-bottom="0.0835in" fo:text-align="start" style:justify-single-word="false" fo:text-indent="0in" style:auto-text-indent="false"/>
      <style:text-properties style:font-name="Courier New"/>
    </style:style>
    <style:style style:name="P5" style:family="paragraph" style:parent-style-name="Text_20_body">
      <style:paragraph-properties fo:margin-left="0.4925in" fo:margin-right="0in" fo:margin-top="0in" fo:margin-bottom="0.0835in" fo:text-align="start" style:justify-single-word="false" fo:text-indent="0in" style:auto-text-indent="false"/>
    </style:style>
    <style:style style:name="P6" style:family="paragraph" style:parent-style-name="Heading" style:master-page-name="Standard">
      <style:paragraph-properties fo:margin-top="0.1665in" fo:margin-bottom="0.0835in" fo:text-align="center" style:justify-single-word="false" style:page-number="auto"/>
    </style:style>
    <style:style style:name="T1" style:family="text">
      <style:text-properties style:font-name="Courier New"/>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iling a GPDL Program</text:p>
      <text:p text:style-name="P1"/>
      <text:p text:style-name="P2"><text:a xlink:type="simple" xlink:href="../DungeonCraftHelp.html"><text:span text:style-name="Internet_20_link">Dungeon Craft Help Home</text:span></text:a></text:p>
      <text:p text:style-name="P3">The compiler is named GPDLcomp.exe. <text:s/>The syntax of the command line to compile a program is:</text:p>
      <text:p text:style-name="P4">GPDLcomp <text:s/>sourceFile <text:s/>compiledResult <text:s/>[listing]</text:p>
      <text:p text:style-name="P3">SourceFile is your ascii text file that contains the program and compiledResult is the resulting binary file which must be named talk.txt if it is to be used by UAF at runtime. <text:s/>The listing is optional. <text:s/>If a filename is provided for the listing then an "assembly-language" listing file will be generated. <text:s/>The listing can be useful for debugging because the errors that occur at runtime reference absolute addresses within the program.</text:p>
      <text:p text:style-name="P3">Example:</text:p>
      <text:p text:style-name="P5"><text:s text:c="2"/><text:span text:style-name="T1">GPDLcomp <text:s/>RedEye.txt <text:s/>talk.bin <text:s/>RedEye.l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Tahoma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piling a GPDL Program</dc:title>
    <meta:initial-creator>Paul Stevens</meta:initial-creator>
    <meta:creation-date>2010-05-06T20:54:26</meta:creation-date>
    <meta:editing-duration>PT574H19M41S</meta:editing-duration>
    <meta:generator>OpenOffice.org/3.2$Win32 OpenOffice.org_project/320m12$Build-9483</meta:generator>
    <dc:date>2010-05-07T21:53:11.37</dc:date>
    <dc:creator>Paul Stevens</dc:creator>
    <meta:editing-cycles>2</meta:editing-cycles>
    <meta:document-statistic meta:table-count="0" meta:image-count="0" meta:object-count="0" meta:page-count="1" meta:paragraph-count="7" meta:word-count="105" meta:character-count="674"/>
  </office:meta>
</office:document-meta>
</file>